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1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8.66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8dc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3d3d3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number-columns-repeated="4" table:default-cell-style-name="ce4"/>
        <table:table-column table:style-name="co5" table:default-cell-style-name="Default"/>
        <table:table-column table:style-name="co2" table:default-cell-style-name="ce4"/>
        <table:table-column table:style-name="co4" table:number-columns-repeated="5" table:default-cell-style-name="ce4"/>
        <table:table-column table:style-name="co5" table:default-cell-style-name="Default"/>
        <table:table-column table:style-name="co2" table:default-cell-style-name="ce4"/>
        <table:table-column table:style-name="co4" table:number-columns-repeated="5" table:default-cell-style-name="ce4"/>
        <table:table-column table:style-name="co5" table:default-cell-style-name="Default"/>
        <table:table-column table:style-name="co2" table:default-cell-style-name="ce4"/>
        <table:table-column table:style-name="co4" table:number-columns-repeated="5" table:default-cell-style-name="ce4"/>
        <table:table-column table:style-name="co5" table:number-columns-repeated="996" table:default-cell-style-name="Default"/>
        <table:table-row table:style-name="ro1">
          <table:table-cell table:style-name="ce1"/>
          <table:table-cell table:style-name="ce2"/>
          <table:table-cell table:style-name="ce2" table:formula="of:=BASE([.C3]+2*[.C4]+4*[.C5]+8*[.C6]+16*[.C7]+32*[.C8]+64*[.C9]+128*[.C10];16;2)" office:value-type="string" office:string-value="00" calcext:value-type="string">
            <text:p>00</text:p>
          </table:table-cell>
          <table:table-cell table:style-name="ce2" table:formula="of:=BASE([.D3]+2*[.D4]+4*[.D5]+8*[.D6]+16*[.D7]+32*[.D8]+64*[.D9]+128*[.D10];16;2)" office:value-type="string" office:string-value="00" calcext:value-type="string">
            <text:p>00</text:p>
          </table:table-cell>
          <table:table-cell table:style-name="ce2" table:formula="of:=BASE([.E3]+2*[.E4]+4*[.E5]+8*[.E6]+16*[.E7]+32*[.E8]+64*[.E9]+128*[.E10];16;2)" office:value-type="string" office:string-value="7F" calcext:value-type="string">
            <text:p>7F</text:p>
          </table:table-cell>
          <table:table-cell table:style-name="ce2" table:formula="of:=BASE([.F3]+2*[.F4]+4*[.F5]+8*[.F6]+16*[.F7]+32*[.F8]+64*[.F9]+128*[.F10];16;2)" office:value-type="string" office:string-value="00" calcext:value-type="string">
            <text:p>00</text:p>
          </table:table-cell>
          <table:table-cell table:style-name="ce2" table:formula="of:=BASE([.G3]+2*[.G4]+4*[.G5]+8*[.G6]+16*[.G7]+32*[.G8]+64*[.G9]+128*[.G10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3]+2*[.J4]+4*[.J5]+8*[.J6]+16*[.J7]+32*[.J8]+64*[.J9]+128*[.J10];16;2)" office:value-type="string" office:string-value="00" calcext:value-type="string">
            <text:p>00</text:p>
          </table:table-cell>
          <table:table-cell table:style-name="ce2" table:formula="of:=BASE([.K3]+2*[.K4]+4*[.K5]+8*[.K6]+16*[.K7]+32*[.K8]+64*[.K9]+128*[.K10];16;2)" office:value-type="string" office:string-value="00" calcext:value-type="string">
            <text:p>00</text:p>
          </table:table-cell>
          <table:table-cell table:style-name="ce2" table:formula="of:=BASE([.L3]+2*[.L4]+4*[.L5]+8*[.L6]+16*[.L7]+32*[.L8]+64*[.L9]+128*[.L10];16;2)" office:value-type="string" office:string-value="7F" calcext:value-type="string">
            <text:p>7F</text:p>
          </table:table-cell>
          <table:table-cell table:style-name="ce2" table:formula="of:=BASE([.M3]+2*[.M4]+4*[.M5]+8*[.M6]+16*[.M7]+32*[.M8]+64*[.M9]+128*[.M10];16;2)" office:value-type="string" office:string-value="00" calcext:value-type="string">
            <text:p>00</text:p>
          </table:table-cell>
          <table:table-cell table:style-name="ce2" table:formula="of:=BASE([.N3]+2*[.N4]+4*[.N5]+8*[.N6]+16*[.N7]+32*[.N8]+64*[.N9]+128*[.N10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Q3]+2*[.Q4]+4*[.Q5]+8*[.Q6]+16*[.Q7]+32*[.Q8]+64*[.Q9]+128*[.Q10];16;2)" office:value-type="string" office:string-value="00" calcext:value-type="string">
            <text:p>00</text:p>
          </table:table-cell>
          <table:table-cell table:style-name="ce2" table:formula="of:=BASE([.R3]+2*[.R4]+4*[.R5]+8*[.R6]+16*[.R7]+32*[.R8]+64*[.R9]+128*[.R10];16;2)" office:value-type="string" office:string-value="00" calcext:value-type="string">
            <text:p>00</text:p>
          </table:table-cell>
          <table:table-cell table:style-name="ce2" table:formula="of:=BASE([.S3]+2*[.S4]+4*[.S5]+8*[.S6]+16*[.S7]+32*[.S8]+64*[.S9]+128*[.S10];16;2)" office:value-type="string" office:string-value="7F" calcext:value-type="string">
            <text:p>7F</text:p>
          </table:table-cell>
          <table:table-cell table:style-name="ce2" table:formula="of:=BASE([.T3]+2*[.T4]+4*[.T5]+8*[.T6]+16*[.T7]+32*[.T8]+64*[.T9]+128*[.T10];16;2)" office:value-type="string" office:string-value="00" calcext:value-type="string">
            <text:p>00</text:p>
          </table:table-cell>
          <table:table-cell table:style-name="ce2" table:formula="of:=BASE([.U3]+2*[.U4]+4*[.U5]+8*[.U6]+16*[.U7]+32*[.U8]+64*[.U9]+128*[.U10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3]+2*[.X4]+4*[.X5]+8*[.X6]+16*[.X7]+32*[.X8]+64*[.X9]+128*[.X10];16;2)" office:value-type="string" office:string-value="00" calcext:value-type="string">
            <text:p>00</text:p>
          </table:table-cell>
          <table:table-cell table:style-name="ce2" table:formula="of:=BASE([.Y3]+2*[.Y4]+4*[.Y5]+8*[.Y6]+16*[.Y7]+32*[.Y8]+64*[.Y9]+128*[.Y10];16;2)" office:value-type="string" office:string-value="00" calcext:value-type="string">
            <text:p>00</text:p>
          </table:table-cell>
          <table:table-cell table:style-name="ce2" table:formula="of:=BASE([.Z3]+2*[.Z4]+4*[.Z5]+8*[.Z6]+16*[.Z7]+32*[.Z8]+64*[.Z9]+128*[.Z10];16;2)" office:value-type="string" office:string-value="7F" calcext:value-type="string">
            <text:p>7F</text:p>
          </table:table-cell>
          <table:table-cell table:style-name="ce2" table:formula="of:=BASE([.AA3]+2*[.AA4]+4*[.AA5]+8*[.AA6]+16*[.AA7]+32*[.AA8]+64*[.AA9]+128*[.AA10];16;2)" office:value-type="string" office:string-value="00" calcext:value-type="string">
            <text:p>00</text:p>
          </table:table-cell>
          <table:table-cell table:style-name="ce2" table:formula="of:=BASE([.AB3]+2*[.AB4]+4*[.AB5]+8*[.AB6]+16*[.AB7]+32*[.AB8]+64*[.AB9]+128*[.AB10];16;2)" office:value-type="string" office:string-value="00" calcext:value-type="string">
            <text:p>00</text:p>
          </table:table-cell>
          <table:table-cell table:style-name="ce1" table:number-columns-repeated="996"/>
        </table:table-row>
        <table:table-row table:style-name="ro1">
          <table:table-cell office:value-type="string" calcext:value-type="string">
            <text:p>bit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14]+2*[.C15]+4*[.C16]+8*[.C17]+16*[.C18]+32*[.C19]+64*[.C20]+128*[.C21];16;2)" office:value-type="string" office:string-value="40" calcext:value-type="string">
            <text:p>40</text:p>
          </table:table-cell>
          <table:table-cell table:style-name="ce2" table:formula="of:=BASE([.D14]+2*[.D15]+4*[.D16]+8*[.D17]+16*[.D18]+32*[.D19]+64*[.D20]+128*[.D21];16;2)" office:value-type="string" office:string-value="40" calcext:value-type="string">
            <text:p>40</text:p>
          </table:table-cell>
          <table:table-cell table:style-name="ce2" table:formula="of:=BASE([.E14]+2*[.E15]+4*[.E16]+8*[.E17]+16*[.E18]+32*[.E19]+64*[.E20]+128*[.E21];16;2)" office:value-type="string" office:string-value="7F" calcext:value-type="string">
            <text:p>7F</text:p>
          </table:table-cell>
          <table:table-cell table:style-name="ce2" table:formula="of:=BASE([.F14]+2*[.F15]+4*[.F16]+8*[.F17]+16*[.F18]+32*[.F19]+64*[.F20]+128*[.F21];16;2)" office:value-type="string" office:string-value="00" calcext:value-type="string">
            <text:p>00</text:p>
          </table:table-cell>
          <table:table-cell table:style-name="ce2" table:formula="of:=BASE([.G14]+2*[.G15]+4*[.G16]+8*[.G17]+16*[.G18]+32*[.G19]+64*[.G20]+128*[.G21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14]+2*[.J15]+4*[.J16]+8*[.J17]+16*[.J18]+32*[.J19]+64*[.J20]+128*[.J21];16;2)" office:value-type="string" office:string-value="00" calcext:value-type="string">
            <text:p>00</text:p>
          </table:table-cell>
          <table:table-cell table:style-name="ce2" table:formula="of:=BASE([.K14]+2*[.K15]+4*[.K16]+8*[.K17]+16*[.K18]+32*[.K19]+64*[.K20]+128*[.K21];16;2)" office:value-type="string" office:string-value="00" calcext:value-type="string">
            <text:p>00</text:p>
          </table:table-cell>
          <table:table-cell table:style-name="ce2" table:formula="of:=BASE([.L14]+2*[.L15]+4*[.L16]+8*[.L17]+16*[.L18]+32*[.L19]+64*[.L20]+128*[.L21];16;2)" office:value-type="string" office:string-value="FF" calcext:value-type="string">
            <text:p>FF</text:p>
          </table:table-cell>
          <table:table-cell table:style-name="ce2" table:formula="of:=BASE([.M14]+2*[.M15]+4*[.M16]+8*[.M17]+16*[.M18]+32*[.M19]+64*[.M20]+128*[.M21];16;2)" office:value-type="string" office:string-value="40" calcext:value-type="string">
            <text:p>40</text:p>
          </table:table-cell>
          <table:table-cell table:style-name="ce2" table:formula="of:=BASE([.N14]+2*[.N15]+4*[.N16]+8*[.N17]+16*[.N18]+32*[.N19]+64*[.N20]+128*[.N21];16;2)" office:value-type="string" office:string-value="40" calcext:value-type="string">
            <text:p>40</text:p>
          </table:table-cell>
          <table:table-cell table:style-name="ce1"/>
          <table:table-cell table:style-name="ce2"/>
          <table:table-cell table:style-name="ce2" table:formula="of:=BASE([.Q14]+2*[.Q15]+4*[.Q16]+8*[.Q17]+16*[.Q18]+32*[.Q19]+64*[.Q20]+128*[.Q21];16;2)" office:value-type="string" office:string-value="01" calcext:value-type="string">
            <text:p>01</text:p>
          </table:table-cell>
          <table:table-cell table:style-name="ce2" table:formula="of:=BASE([.R14]+2*[.R15]+4*[.R16]+8*[.R17]+16*[.R18]+32*[.R19]+64*[.R20]+128*[.R21];16;2)" office:value-type="string" office:string-value="01" calcext:value-type="string">
            <text:p>01</text:p>
          </table:table-cell>
          <table:table-cell table:style-name="ce2" table:formula="of:=BASE([.S14]+2*[.S15]+4*[.S16]+8*[.S17]+16*[.S18]+32*[.S19]+64*[.S20]+128*[.S21];16;2)" office:value-type="string" office:string-value="FF" calcext:value-type="string">
            <text:p>FF</text:p>
          </table:table-cell>
          <table:table-cell table:style-name="ce2" table:formula="of:=BASE([.T14]+2*[.T15]+4*[.T16]+8*[.T17]+16*[.T18]+32*[.T19]+64*[.T20]+128*[.T21];16;2)" office:value-type="string" office:string-value="00" calcext:value-type="string">
            <text:p>00</text:p>
          </table:table-cell>
          <table:table-cell table:style-name="ce2" table:formula="of:=BASE([.U14]+2*[.U15]+4*[.U16]+8*[.U17]+16*[.U18]+32*[.U19]+64*[.U20]+128*[.U21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14]+2*[.X15]+4*[.X16]+8*[.X17]+16*[.X18]+32*[.X19]+64*[.X20]+128*[.X21];16;2)" office:value-type="string" office:string-value="00" calcext:value-type="string">
            <text:p>00</text:p>
          </table:table-cell>
          <table:table-cell table:style-name="ce2" table:formula="of:=BASE([.Y14]+2*[.Y15]+4*[.Y16]+8*[.Y17]+16*[.Y18]+32*[.Y19]+64*[.Y20]+128*[.Y21];16;2)" office:value-type="string" office:string-value="00" calcext:value-type="string">
            <text:p>00</text:p>
          </table:table-cell>
          <table:table-cell table:style-name="ce2" table:formula="of:=BASE([.Z14]+2*[.Z15]+4*[.Z16]+8*[.Z17]+16*[.Z18]+32*[.Z19]+64*[.Z20]+128*[.Z21];16;2)" office:value-type="string" office:string-value="FF" calcext:value-type="string">
            <text:p>FF</text:p>
          </table:table-cell>
          <table:table-cell table:style-name="ce2" table:formula="of:=BASE([.AA14]+2*[.AA15]+4*[.AA16]+8*[.AA17]+16*[.AA18]+32*[.AA19]+64*[.AA20]+128*[.AA21];16;2)" office:value-type="string" office:string-value="01" calcext:value-type="string">
            <text:p>01</text:p>
          </table:table-cell>
          <table:table-cell table:style-name="ce2" table:formula="of:=BASE([.AB14]+2*[.AB15]+4*[.AB16]+8*[.AB17]+16*[.AB18]+32*[.AB19]+64*[.AB20]+128*[.AB21];16;2)" office:value-type="string" office:string-value="01" calcext:value-type="string">
            <text:p>01</text:p>
          </table:table-cell>
          <table:table-cell table:number-columns-repeated="996"/>
        </table:table-row>
        <table:table-row table:style-name="ro1">
          <table:table-cell/>
          <table:table-cell table:style-name="ce3"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25]+2*[.C26]+4*[.C27]+8*[.C28]+16*[.C29]+32*[.C30]+64*[.C31]+128*[.C32];16;2)" office:value-type="string" office:string-value="10" calcext:value-type="string">
            <text:p>10</text:p>
          </table:table-cell>
          <table:table-cell table:style-name="ce2" table:formula="of:=BASE([.D25]+2*[.D26]+4*[.D27]+8*[.D28]+16*[.D29]+32*[.D30]+64*[.D31]+128*[.D32];16;2)" office:value-type="string" office:string-value="10" calcext:value-type="string">
            <text:p>10</text:p>
          </table:table-cell>
          <table:table-cell table:style-name="ce2" table:formula="of:=BASE([.E25]+2*[.E26]+4*[.E27]+8*[.E28]+16*[.E29]+32*[.E30]+64*[.E31]+128*[.E32];16;2)" office:value-type="string" office:string-value="7F" calcext:value-type="string">
            <text:p>7F</text:p>
          </table:table-cell>
          <table:table-cell table:style-name="ce2" table:formula="of:=BASE([.F25]+2*[.F26]+4*[.F27]+8*[.F28]+16*[.F29]+32*[.F30]+64*[.F31]+128*[.F32];16;2)" office:value-type="string" office:string-value="00" calcext:value-type="string">
            <text:p>00</text:p>
          </table:table-cell>
          <table:table-cell table:style-name="ce2" table:formula="of:=BASE([.G25]+2*[.G26]+4*[.G27]+8*[.G28]+16*[.G29]+32*[.G30]+64*[.G31]+128*[.G32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25]+2*[.J26]+4*[.J27]+8*[.J28]+16*[.J29]+32*[.J30]+64*[.J31]+128*[.J32];16;2)" office:value-type="string" office:string-value="00" calcext:value-type="string">
            <text:p>00</text:p>
          </table:table-cell>
          <table:table-cell table:style-name="ce2" table:formula="of:=BASE([.K25]+2*[.K26]+4*[.K27]+8*[.K28]+16*[.K29]+32*[.K30]+64*[.K31]+128*[.K32];16;2)" office:value-type="string" office:string-value="00" calcext:value-type="string">
            <text:p>00</text:p>
          </table:table-cell>
          <table:table-cell table:style-name="ce2" table:formula="of:=BASE([.L25]+2*[.L26]+4*[.L27]+8*[.L28]+16*[.L29]+32*[.L30]+64*[.L31]+128*[.L32];16;2)" office:value-type="string" office:string-value="FF" calcext:value-type="string">
            <text:p>FF</text:p>
          </table:table-cell>
          <table:table-cell table:style-name="ce2" table:formula="of:=BASE([.M25]+2*[.M26]+4*[.M27]+8*[.M28]+16*[.M29]+32*[.M30]+64*[.M31]+128*[.M32];16;2)" office:value-type="string" office:string-value="10" calcext:value-type="string">
            <text:p>10</text:p>
          </table:table-cell>
          <table:table-cell table:style-name="ce2" table:formula="of:=BASE([.N25]+2*[.N26]+4*[.N27]+8*[.N28]+16*[.N29]+32*[.N30]+64*[.N31]+128*[.N32];16;2)" office:value-type="string" office:string-value="10" calcext:value-type="string">
            <text:p>10</text:p>
          </table:table-cell>
          <table:table-cell table:style-name="ce1"/>
          <table:table-cell table:style-name="ce2"/>
          <table:table-cell table:style-name="ce2" table:formula="of:=BASE([.Q25]+2*[.Q26]+4*[.Q27]+8*[.Q28]+16*[.Q29]+32*[.Q30]+64*[.Q31]+128*[.Q32];16;2)" office:value-type="string" office:string-value="04" calcext:value-type="string">
            <text:p>04</text:p>
          </table:table-cell>
          <table:table-cell table:style-name="ce2" table:formula="of:=BASE([.R25]+2*[.R26]+4*[.R27]+8*[.R28]+16*[.R29]+32*[.R30]+64*[.R31]+128*[.R32];16;2)" office:value-type="string" office:string-value="04" calcext:value-type="string">
            <text:p>04</text:p>
          </table:table-cell>
          <table:table-cell table:style-name="ce2" table:formula="of:=BASE([.S25]+2*[.S26]+4*[.S27]+8*[.S28]+16*[.S29]+32*[.S30]+64*[.S31]+128*[.S32];16;2)" office:value-type="string" office:string-value="FF" calcext:value-type="string">
            <text:p>FF</text:p>
          </table:table-cell>
          <table:table-cell table:style-name="ce2" table:formula="of:=BASE([.T25]+2*[.T26]+4*[.T27]+8*[.T28]+16*[.T29]+32*[.T30]+64*[.T31]+128*[.T32];16;2)" office:value-type="string" office:string-value="00" calcext:value-type="string">
            <text:p>00</text:p>
          </table:table-cell>
          <table:table-cell table:style-name="ce2" table:formula="of:=BASE([.U25]+2*[.U26]+4*[.U27]+8*[.U28]+16*[.U29]+32*[.U30]+64*[.U31]+128*[.U32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25]+2*[.X26]+4*[.X27]+8*[.X28]+16*[.X29]+32*[.X30]+64*[.X31]+128*[.X32];16;2)" office:value-type="string" office:string-value="00" calcext:value-type="string">
            <text:p>00</text:p>
          </table:table-cell>
          <table:table-cell table:style-name="ce2" table:formula="of:=BASE([.Y25]+2*[.Y26]+4*[.Y27]+8*[.Y28]+16*[.Y29]+32*[.Y30]+64*[.Y31]+128*[.Y32];16;2)" office:value-type="string" office:string-value="00" calcext:value-type="string">
            <text:p>00</text:p>
          </table:table-cell>
          <table:table-cell table:style-name="ce2" table:formula="of:=BASE([.Z25]+2*[.Z26]+4*[.Z27]+8*[.Z28]+16*[.Z29]+32*[.Z30]+64*[.Z31]+128*[.Z32];16;2)" office:value-type="string" office:string-value="7F" calcext:value-type="string">
            <text:p>7F</text:p>
          </table:table-cell>
          <table:table-cell table:style-name="ce2" table:formula="of:=BASE([.AA25]+2*[.AA26]+4*[.AA27]+8*[.AA28]+16*[.AA29]+32*[.AA30]+64*[.AA31]+128*[.AA32];16;2)" office:value-type="string" office:string-value="04" calcext:value-type="string">
            <text:p>04</text:p>
          </table:table-cell>
          <table:table-cell table:style-name="ce2" table:formula="of:=BASE([.AB25]+2*[.AB26]+4*[.AB27]+8*[.AB28]+16*[.AB29]+32*[.AB30]+64*[.AB31]+128*[.AB32];16;2)" office:value-type="string" office:string-value="04" calcext:value-type="string">
            <text:p>04</text:p>
          </table:table-cell>
          <table:table-cell table:number-columns-repeated="996"/>
        </table:table-row>
        <table:table-row table:style-name="ro1">
          <table:table-cell/>
          <table:table-cell table:style-name="ce3" table:formula="of:=2*[.B$13]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2*[.I$13]"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2*[.P$13]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2*[.W$13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36]+2*[.C37]+4*[.C38]+8*[.C39]+16*[.C40]+32*[.C41]+64*[.C42]+128*[.C43];16;2)" office:value-type="string" office:string-value="10" calcext:value-type="string">
            <text:p>10</text:p>
          </table:table-cell>
          <table:table-cell table:style-name="ce2" table:formula="of:=BASE([.D36]+2*[.D37]+4*[.D38]+8*[.D39]+16*[.D40]+32*[.D41]+64*[.D42]+128*[.D43];16;2)" office:value-type="string" office:string-value="20" calcext:value-type="string">
            <text:p>20</text:p>
          </table:table-cell>
          <table:table-cell table:style-name="ce2" table:formula="of:=BASE([.E36]+2*[.E37]+4*[.E38]+8*[.E39]+16*[.E40]+32*[.E41]+64*[.E42]+128*[.E43];16;2)" office:value-type="string" office:string-value="FF" calcext:value-type="string">
            <text:p>FF</text:p>
          </table:table-cell>
          <table:table-cell table:style-name="ce2" table:formula="of:=BASE([.F36]+2*[.F37]+4*[.F38]+8*[.F39]+16*[.F40]+32*[.F41]+64*[.F42]+128*[.F43];16;2)" office:value-type="string" office:string-value="00" calcext:value-type="string">
            <text:p>00</text:p>
          </table:table-cell>
          <table:table-cell table:style-name="ce2" table:formula="of:=BASE([.G36]+2*[.G37]+4*[.G38]+8*[.G39]+16*[.G40]+32*[.G41]+64*[.G42]+128*[.G43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36]+2*[.J37]+4*[.J38]+8*[.J39]+16*[.J40]+32*[.J41]+64*[.J42]+128*[.J43];16;2)" office:value-type="string" office:string-value="00" calcext:value-type="string">
            <text:p>00</text:p>
          </table:table-cell>
          <table:table-cell table:style-name="ce2" table:formula="of:=BASE([.K36]+2*[.K37]+4*[.K38]+8*[.K39]+16*[.K40]+32*[.K41]+64*[.K42]+128*[.K43];16;2)" office:value-type="string" office:string-value="00" calcext:value-type="string">
            <text:p>00</text:p>
          </table:table-cell>
          <table:table-cell table:style-name="ce2" table:formula="of:=BASE([.L36]+2*[.L37]+4*[.L38]+8*[.L39]+16*[.L40]+32*[.L41]+64*[.L42]+128*[.L43];16;2)" office:value-type="string" office:string-value="FF" calcext:value-type="string">
            <text:p>FF</text:p>
          </table:table-cell>
          <table:table-cell table:style-name="ce2" table:formula="of:=BASE([.M36]+2*[.M37]+4*[.M38]+8*[.M39]+16*[.M40]+32*[.M41]+64*[.M42]+128*[.M43];16;2)" office:value-type="string" office:string-value="20" calcext:value-type="string">
            <text:p>20</text:p>
          </table:table-cell>
          <table:table-cell table:style-name="ce2" table:formula="of:=BASE([.N36]+2*[.N37]+4*[.N38]+8*[.N39]+16*[.N40]+32*[.N41]+64*[.N42]+128*[.N43];16;2)" office:value-type="string" office:string-value="10" calcext:value-type="string">
            <text:p>10</text:p>
          </table:table-cell>
          <table:table-cell table:style-name="ce1"/>
          <table:table-cell table:style-name="ce2"/>
          <table:table-cell table:style-name="ce2" table:formula="of:=BASE([.Q36]+2*[.Q37]+4*[.Q38]+8*[.Q39]+16*[.Q40]+32*[.Q41]+64*[.Q42]+128*[.Q43];16;2)" office:value-type="string" office:string-value="04" calcext:value-type="string">
            <text:p>04</text:p>
          </table:table-cell>
          <table:table-cell table:style-name="ce2" table:formula="of:=BASE([.R36]+2*[.R37]+4*[.R38]+8*[.R39]+16*[.R40]+32*[.R41]+64*[.R42]+128*[.R43];16;2)" office:value-type="string" office:string-value="02" calcext:value-type="string">
            <text:p>02</text:p>
          </table:table-cell>
          <table:table-cell table:style-name="ce2" table:formula="of:=BASE([.S36]+2*[.S37]+4*[.S38]+8*[.S39]+16*[.S40]+32*[.S41]+64*[.S42]+128*[.S43];16;2)" office:value-type="string" office:string-value="FF" calcext:value-type="string">
            <text:p>FF</text:p>
          </table:table-cell>
          <table:table-cell table:style-name="ce2" table:formula="of:=BASE([.T36]+2*[.T37]+4*[.T38]+8*[.T39]+16*[.T40]+32*[.T41]+64*[.T42]+128*[.T43];16;2)" office:value-type="string" office:string-value="00" calcext:value-type="string">
            <text:p>00</text:p>
          </table:table-cell>
          <table:table-cell table:style-name="ce2" table:formula="of:=BASE([.U36]+2*[.U37]+4*[.U38]+8*[.U39]+16*[.U40]+32*[.U41]+64*[.U42]+128*[.U43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36]+2*[.X37]+4*[.X38]+8*[.X39]+16*[.X40]+32*[.X41]+64*[.X42]+128*[.X43];16;2)" office:value-type="string" office:string-value="00" calcext:value-type="string">
            <text:p>00</text:p>
          </table:table-cell>
          <table:table-cell table:style-name="ce2" table:formula="of:=BASE([.Y36]+2*[.Y37]+4*[.Y38]+8*[.Y39]+16*[.Y40]+32*[.Y41]+64*[.Y42]+128*[.Y43];16;2)" office:value-type="string" office:string-value="00" calcext:value-type="string">
            <text:p>00</text:p>
          </table:table-cell>
          <table:table-cell table:style-name="ce2" table:formula="of:=BASE([.Z36]+2*[.Z37]+4*[.Z38]+8*[.Z39]+16*[.Z40]+32*[.Z41]+64*[.Z42]+128*[.Z43];16;2)" office:value-type="string" office:string-value="FF" calcext:value-type="string">
            <text:p>FF</text:p>
          </table:table-cell>
          <table:table-cell table:style-name="ce2" table:formula="of:=BASE([.AA36]+2*[.AA37]+4*[.AA38]+8*[.AA39]+16*[.AA40]+32*[.AA41]+64*[.AA42]+128*[.AA43];16;2)" office:value-type="string" office:string-value="02" calcext:value-type="string">
            <text:p>02</text:p>
          </table:table-cell>
          <table:table-cell table:style-name="ce2" table:formula="of:=BASE([.AB36]+2*[.AB37]+4*[.AB38]+8*[.AB39]+16*[.AB40]+32*[.AB41]+64*[.AB42]+128*[.AB43];16;2)" office:value-type="string" office:string-value="04" calcext:value-type="string">
            <text:p>04</text:p>
          </table:table-cell>
          <table:table-cell table:number-columns-repeated="996"/>
        </table:table-row>
        <table:table-row table:style-name="ro1">
          <table:table-cell/>
          <table:table-cell table:style-name="ce3" table:formula="of:=3*[.B$13]" office:value-type="float" office:value="3000" calcext:value-type="float">
            <text:p>3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3*[.I$13]"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3*[.P$13]"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3*[.W$13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47]+2*[.C48]+4*[.C49]+8*[.C50]+16*[.C51]+32*[.C52]+64*[.C53]+128*[.C54];16;2)" office:value-type="string" office:string-value="40" calcext:value-type="string">
            <text:p>40</text:p>
          </table:table-cell>
          <table:table-cell table:style-name="ce2" table:formula="of:=BASE([.D47]+2*[.D48]+4*[.D49]+8*[.D50]+16*[.D51]+32*[.D52]+64*[.D53]+128*[.D54];16;2)" office:value-type="string" office:string-value="20" calcext:value-type="string">
            <text:p>20</text:p>
          </table:table-cell>
          <table:table-cell table:style-name="ce2" table:formula="of:=BASE([.E47]+2*[.E48]+4*[.E49]+8*[.E50]+16*[.E51]+32*[.E52]+64*[.E53]+128*[.E54];16;2)" office:value-type="string" office:string-value="FF" calcext:value-type="string">
            <text:p>FF</text:p>
          </table:table-cell>
          <table:table-cell table:style-name="ce2" table:formula="of:=BASE([.F47]+2*[.F48]+4*[.F49]+8*[.F50]+16*[.F51]+32*[.F52]+64*[.F53]+128*[.F54];16;2)" office:value-type="string" office:string-value="00" calcext:value-type="string">
            <text:p>00</text:p>
          </table:table-cell>
          <table:table-cell table:style-name="ce2" table:formula="of:=BASE([.G47]+2*[.G48]+4*[.G49]+8*[.G50]+16*[.G51]+32*[.G52]+64*[.G53]+128*[.G54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47]+2*[.J48]+4*[.J49]+8*[.J50]+16*[.J51]+32*[.J52]+64*[.J53]+128*[.J54];16;2)" office:value-type="string" office:string-value="00" calcext:value-type="string">
            <text:p>00</text:p>
          </table:table-cell>
          <table:table-cell table:style-name="ce2" table:formula="of:=BASE([.K47]+2*[.K48]+4*[.K49]+8*[.K50]+16*[.K51]+32*[.K52]+64*[.K53]+128*[.K54];16;2)" office:value-type="string" office:string-value="00" calcext:value-type="string">
            <text:p>00</text:p>
          </table:table-cell>
          <table:table-cell table:style-name="ce2" table:formula="of:=BASE([.L47]+2*[.L48]+4*[.L49]+8*[.L50]+16*[.L51]+32*[.L52]+64*[.L53]+128*[.L54];16;2)" office:value-type="string" office:string-value="FF" calcext:value-type="string">
            <text:p>FF</text:p>
          </table:table-cell>
          <table:table-cell table:style-name="ce2" table:formula="of:=BASE([.M47]+2*[.M48]+4*[.M49]+8*[.M50]+16*[.M51]+32*[.M52]+64*[.M53]+128*[.M54];16;2)" office:value-type="string" office:string-value="20" calcext:value-type="string">
            <text:p>20</text:p>
          </table:table-cell>
          <table:table-cell table:style-name="ce2" table:formula="of:=BASE([.N47]+2*[.N48]+4*[.N49]+8*[.N50]+16*[.N51]+32*[.N52]+64*[.N53]+128*[.N54];16;2)" office:value-type="string" office:string-value="40" calcext:value-type="string">
            <text:p>40</text:p>
          </table:table-cell>
          <table:table-cell table:style-name="ce1"/>
          <table:table-cell table:style-name="ce2"/>
          <table:table-cell table:style-name="ce2" table:formula="of:=BASE([.Q47]+2*[.Q48]+4*[.Q49]+8*[.Q50]+16*[.Q51]+32*[.Q52]+64*[.Q53]+128*[.Q54];16;2)" office:value-type="string" office:string-value="01" calcext:value-type="string">
            <text:p>01</text:p>
          </table:table-cell>
          <table:table-cell table:style-name="ce2" table:formula="of:=BASE([.R47]+2*[.R48]+4*[.R49]+8*[.R50]+16*[.R51]+32*[.R52]+64*[.R53]+128*[.R54];16;2)" office:value-type="string" office:string-value="02" calcext:value-type="string">
            <text:p>02</text:p>
          </table:table-cell>
          <table:table-cell table:style-name="ce2" table:formula="of:=BASE([.S47]+2*[.S48]+4*[.S49]+8*[.S50]+16*[.S51]+32*[.S52]+64*[.S53]+128*[.S54];16;2)" office:value-type="string" office:string-value="7F" calcext:value-type="string">
            <text:p>7F</text:p>
          </table:table-cell>
          <table:table-cell table:style-name="ce2" table:formula="of:=BASE([.T47]+2*[.T48]+4*[.T49]+8*[.T50]+16*[.T51]+32*[.T52]+64*[.T53]+128*[.T54];16;2)" office:value-type="string" office:string-value="00" calcext:value-type="string">
            <text:p>00</text:p>
          </table:table-cell>
          <table:table-cell table:style-name="ce2" table:formula="of:=BASE([.U47]+2*[.U48]+4*[.U49]+8*[.U50]+16*[.U51]+32*[.U52]+64*[.U53]+128*[.U54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47]+2*[.X48]+4*[.X49]+8*[.X50]+16*[.X51]+32*[.X52]+64*[.X53]+128*[.X54];16;2)" office:value-type="string" office:string-value="00" calcext:value-type="string">
            <text:p>00</text:p>
          </table:table-cell>
          <table:table-cell table:style-name="ce2" table:formula="of:=BASE([.Y47]+2*[.Y48]+4*[.Y49]+8*[.Y50]+16*[.Y51]+32*[.Y52]+64*[.Y53]+128*[.Y54];16;2)" office:value-type="string" office:string-value="00" calcext:value-type="string">
            <text:p>00</text:p>
          </table:table-cell>
          <table:table-cell table:style-name="ce2" table:formula="of:=BASE([.Z47]+2*[.Z48]+4*[.Z49]+8*[.Z50]+16*[.Z51]+32*[.Z52]+64*[.Z53]+128*[.Z54];16;2)" office:value-type="string" office:string-value="7F" calcext:value-type="string">
            <text:p>7F</text:p>
          </table:table-cell>
          <table:table-cell table:style-name="ce2" table:formula="of:=BASE([.AA47]+2*[.AA48]+4*[.AA49]+8*[.AA50]+16*[.AA51]+32*[.AA52]+64*[.AA53]+128*[.AA54];16;2)" office:value-type="string" office:string-value="02" calcext:value-type="string">
            <text:p>02</text:p>
          </table:table-cell>
          <table:table-cell table:style-name="ce2" table:formula="of:=BASE([.AB47]+2*[.AB48]+4*[.AB49]+8*[.AB50]+16*[.AB51]+32*[.AB52]+64*[.AB53]+128*[.AB54];16;2)" office:value-type="string" office:string-value="01" calcext:value-type="string">
            <text:p>01</text:p>
          </table:table-cell>
          <table:table-cell table:number-columns-repeated="996"/>
        </table:table-row>
        <table:table-row table:style-name="ro1">
          <table:table-cell/>
          <table:table-cell table:style-name="ce3" table:formula="of:=4*[.B$13]"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4*[.I$13]" office:value-type="float" office:value="400" calcext:value-type="float">
            <text:p>4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4*[.P$13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4*[.W$13]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58]+2*[.C59]+4*[.C60]+8*[.C61]+16*[.C62]+32*[.C63]+64*[.C64]+128*[.C65];16;2)" office:value-type="string" office:string-value="40" calcext:value-type="string">
            <text:p>40</text:p>
          </table:table-cell>
          <table:table-cell table:style-name="ce2" table:formula="of:=BASE([.D58]+2*[.D59]+4*[.D60]+8*[.D61]+16*[.D62]+32*[.D63]+64*[.D64]+128*[.D65];16;2)" office:value-type="string" office:string-value="60" calcext:value-type="string">
            <text:p>60</text:p>
          </table:table-cell>
          <table:table-cell table:style-name="ce2" table:formula="of:=BASE([.E58]+2*[.E59]+4*[.E60]+8*[.E61]+16*[.E62]+32*[.E63]+64*[.E64]+128*[.E65];16;2)" office:value-type="string" office:string-value="7F" calcext:value-type="string">
            <text:p>7F</text:p>
          </table:table-cell>
          <table:table-cell table:style-name="ce2" table:formula="of:=BASE([.F58]+2*[.F59]+4*[.F60]+8*[.F61]+16*[.F62]+32*[.F63]+64*[.F64]+128*[.F65];16;2)" office:value-type="string" office:string-value="00" calcext:value-type="string">
            <text:p>00</text:p>
          </table:table-cell>
          <table:table-cell table:style-name="ce2" table:formula="of:=BASE([.G58]+2*[.G59]+4*[.G60]+8*[.G61]+16*[.G62]+32*[.G63]+64*[.G64]+128*[.G65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58]+2*[.J59]+4*[.J60]+8*[.J61]+16*[.J62]+32*[.J63]+64*[.J64]+128*[.J65];16;2)" office:value-type="string" office:string-value="00" calcext:value-type="string">
            <text:p>00</text:p>
          </table:table-cell>
          <table:table-cell table:style-name="ce2" table:formula="of:=BASE([.K58]+2*[.K59]+4*[.K60]+8*[.K61]+16*[.K62]+32*[.K63]+64*[.K64]+128*[.K65];16;2)" office:value-type="string" office:string-value="00" calcext:value-type="string">
            <text:p>00</text:p>
          </table:table-cell>
          <table:table-cell table:style-name="ce2" table:formula="of:=BASE([.L58]+2*[.L59]+4*[.L60]+8*[.L61]+16*[.L62]+32*[.L63]+64*[.L64]+128*[.L65];16;2)" office:value-type="string" office:string-value="7F" calcext:value-type="string">
            <text:p>7F</text:p>
          </table:table-cell>
          <table:table-cell table:style-name="ce2" table:formula="of:=BASE([.M58]+2*[.M59]+4*[.M60]+8*[.M61]+16*[.M62]+32*[.M63]+64*[.M64]+128*[.M65];16;2)" office:value-type="string" office:string-value="60" calcext:value-type="string">
            <text:p>60</text:p>
          </table:table-cell>
          <table:table-cell table:style-name="ce2" table:formula="of:=BASE([.N58]+2*[.N59]+4*[.N60]+8*[.N61]+16*[.N62]+32*[.N63]+64*[.N64]+128*[.N65];16;2)" office:value-type="string" office:string-value="40" calcext:value-type="string">
            <text:p>40</text:p>
          </table:table-cell>
          <table:table-cell table:style-name="ce1"/>
          <table:table-cell table:style-name="ce2"/>
          <table:table-cell table:style-name="ce2" table:formula="of:=BASE([.Q58]+2*[.Q59]+4*[.Q60]+8*[.Q61]+16*[.Q62]+32*[.Q63]+64*[.Q64]+128*[.Q65];16;2)" office:value-type="string" office:string-value="01" calcext:value-type="string">
            <text:p>01</text:p>
          </table:table-cell>
          <table:table-cell table:style-name="ce2" table:formula="of:=BASE([.R58]+2*[.R59]+4*[.R60]+8*[.R61]+16*[.R62]+32*[.R63]+64*[.R64]+128*[.R65];16;2)" office:value-type="string" office:string-value="03" calcext:value-type="string">
            <text:p>03</text:p>
          </table:table-cell>
          <table:table-cell table:style-name="ce2" table:formula="of:=BASE([.S58]+2*[.S59]+4*[.S60]+8*[.S61]+16*[.S62]+32*[.S63]+64*[.S64]+128*[.S65];16;2)" office:value-type="string" office:string-value="7F" calcext:value-type="string">
            <text:p>7F</text:p>
          </table:table-cell>
          <table:table-cell table:style-name="ce2" table:formula="of:=BASE([.T58]+2*[.T59]+4*[.T60]+8*[.T61]+16*[.T62]+32*[.T63]+64*[.T64]+128*[.T65];16;2)" office:value-type="string" office:string-value="00" calcext:value-type="string">
            <text:p>00</text:p>
          </table:table-cell>
          <table:table-cell table:style-name="ce2" table:formula="of:=BASE([.U58]+2*[.U59]+4*[.U60]+8*[.U61]+16*[.U62]+32*[.U63]+64*[.U64]+128*[.U65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58]+2*[.X59]+4*[.X60]+8*[.X61]+16*[.X62]+32*[.X63]+64*[.X64]+128*[.X65];16;2)" office:value-type="string" office:string-value="00" calcext:value-type="string">
            <text:p>00</text:p>
          </table:table-cell>
          <table:table-cell table:style-name="ce2" table:formula="of:=BASE([.Y58]+2*[.Y59]+4*[.Y60]+8*[.Y61]+16*[.Y62]+32*[.Y63]+64*[.Y64]+128*[.Y65];16;2)" office:value-type="string" office:string-value="00" calcext:value-type="string">
            <text:p>00</text:p>
          </table:table-cell>
          <table:table-cell table:style-name="ce2" table:formula="of:=BASE([.Z58]+2*[.Z59]+4*[.Z60]+8*[.Z61]+16*[.Z62]+32*[.Z63]+64*[.Z64]+128*[.Z65];16;2)" office:value-type="string" office:string-value="7F" calcext:value-type="string">
            <text:p>7F</text:p>
          </table:table-cell>
          <table:table-cell table:style-name="ce2" table:formula="of:=BASE([.AA58]+2*[.AA59]+4*[.AA60]+8*[.AA61]+16*[.AA62]+32*[.AA63]+64*[.AA64]+128*[.AA65];16;2)" office:value-type="string" office:string-value="03" calcext:value-type="string">
            <text:p>03</text:p>
          </table:table-cell>
          <table:table-cell table:style-name="ce2" table:formula="of:=BASE([.AB58]+2*[.AB59]+4*[.AB60]+8*[.AB61]+16*[.AB62]+32*[.AB63]+64*[.AB64]+128*[.AB65];16;2)" office:value-type="string" office:string-value="01" calcext:value-type="string">
            <text:p>01</text:p>
          </table:table-cell>
          <table:table-cell table:number-columns-repeated="996"/>
        </table:table-row>
        <table:table-row table:style-name="ro1">
          <table:table-cell/>
          <table:table-cell table:style-name="ce3" table:formula="of:=5*[.B$13]"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5*[.I$13]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5*[.P$13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5*[.W$13]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69]+2*[.C70]+4*[.C71]+8*[.C72]+16*[.C73]+32*[.C74]+64*[.C75]+128*[.C76];16;2)" office:value-type="string" office:string-value="70" calcext:value-type="string">
            <text:p>70</text:p>
          </table:table-cell>
          <table:table-cell table:style-name="ce2" table:formula="of:=BASE([.D69]+2*[.D70]+4*[.D71]+8*[.D72]+16*[.D73]+32*[.D74]+64*[.D75]+128*[.D76];16;2)" office:value-type="string" office:string-value="00" calcext:value-type="string">
            <text:p>00</text:p>
          </table:table-cell>
          <table:table-cell table:style-name="ce2" table:formula="of:=BASE([.E69]+2*[.E70]+4*[.E71]+8*[.E72]+16*[.E73]+32*[.E74]+64*[.E75]+128*[.E76];16;2)" office:value-type="string" office:string-value="7F" calcext:value-type="string">
            <text:p>7F</text:p>
          </table:table-cell>
          <table:table-cell table:style-name="ce2" table:formula="of:=BASE([.F69]+2*[.F70]+4*[.F71]+8*[.F72]+16*[.F73]+32*[.F74]+64*[.F75]+128*[.F76];16;2)" office:value-type="string" office:string-value="00" calcext:value-type="string">
            <text:p>00</text:p>
          </table:table-cell>
          <table:table-cell table:style-name="ce2" table:formula="of:=BASE([.G69]+2*[.G70]+4*[.G71]+8*[.G72]+16*[.G73]+32*[.G74]+64*[.G75]+128*[.G76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69]+2*[.J70]+4*[.J71]+8*[.J72]+16*[.J73]+32*[.J74]+64*[.J75]+128*[.J76];16;2)" office:value-type="string" office:string-value="00" calcext:value-type="string">
            <text:p>00</text:p>
          </table:table-cell>
          <table:table-cell table:style-name="ce2" table:formula="of:=BASE([.K69]+2*[.K70]+4*[.K71]+8*[.K72]+16*[.K73]+32*[.K74]+64*[.K75]+128*[.K76];16;2)" office:value-type="string" office:string-value="00" calcext:value-type="string">
            <text:p>00</text:p>
          </table:table-cell>
          <table:table-cell table:style-name="ce2" table:formula="of:=BASE([.L69]+2*[.L70]+4*[.L71]+8*[.L72]+16*[.L73]+32*[.L74]+64*[.L75]+128*[.L76];16;2)" office:value-type="string" office:string-value="7F" calcext:value-type="string">
            <text:p>7F</text:p>
          </table:table-cell>
          <table:table-cell table:style-name="ce2" table:formula="of:=BASE([.M69]+2*[.M70]+4*[.M71]+8*[.M72]+16*[.M73]+32*[.M74]+64*[.M75]+128*[.M76];16;2)" office:value-type="string" office:string-value="00" calcext:value-type="string">
            <text:p>00</text:p>
          </table:table-cell>
          <table:table-cell table:style-name="ce2" table:formula="of:=BASE([.N69]+2*[.N70]+4*[.N71]+8*[.N72]+16*[.N73]+32*[.N74]+64*[.N75]+128*[.N76];16;2)" office:value-type="string" office:string-value="70" calcext:value-type="string">
            <text:p>70</text:p>
          </table:table-cell>
          <table:table-cell table:style-name="ce1"/>
          <table:table-cell table:style-name="ce2"/>
          <table:table-cell table:style-name="ce2" table:formula="of:=BASE([.Q69]+2*[.Q70]+4*[.Q71]+8*[.Q72]+16*[.Q73]+32*[.Q74]+64*[.Q75]+128*[.Q76];16;2)" office:value-type="string" office:string-value="07" calcext:value-type="string">
            <text:p>07</text:p>
          </table:table-cell>
          <table:table-cell table:style-name="ce2" table:formula="of:=BASE([.R69]+2*[.R70]+4*[.R71]+8*[.R72]+16*[.R73]+32*[.R74]+64*[.R75]+128*[.R76];16;2)" office:value-type="string" office:string-value="00" calcext:value-type="string">
            <text:p>00</text:p>
          </table:table-cell>
          <table:table-cell table:style-name="ce2" table:formula="of:=BASE([.S69]+2*[.S70]+4*[.S71]+8*[.S72]+16*[.S73]+32*[.S74]+64*[.S75]+128*[.S76];16;2)" office:value-type="string" office:string-value="7F" calcext:value-type="string">
            <text:p>7F</text:p>
          </table:table-cell>
          <table:table-cell table:style-name="ce2" table:formula="of:=BASE([.T69]+2*[.T70]+4*[.T71]+8*[.T72]+16*[.T73]+32*[.T74]+64*[.T75]+128*[.T76];16;2)" office:value-type="string" office:string-value="00" calcext:value-type="string">
            <text:p>00</text:p>
          </table:table-cell>
          <table:table-cell table:style-name="ce2" table:formula="of:=BASE([.U69]+2*[.U70]+4*[.U71]+8*[.U72]+16*[.U73]+32*[.U74]+64*[.U75]+128*[.U76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69]+2*[.X70]+4*[.X71]+8*[.X72]+16*[.X73]+32*[.X74]+64*[.X75]+128*[.X76];16;2)" office:value-type="string" office:string-value="00" calcext:value-type="string">
            <text:p>00</text:p>
          </table:table-cell>
          <table:table-cell table:style-name="ce2" table:formula="of:=BASE([.Y69]+2*[.Y70]+4*[.Y71]+8*[.Y72]+16*[.Y73]+32*[.Y74]+64*[.Y75]+128*[.Y76];16;2)" office:value-type="string" office:string-value="00" calcext:value-type="string">
            <text:p>00</text:p>
          </table:table-cell>
          <table:table-cell table:style-name="ce2" table:formula="of:=BASE([.Z69]+2*[.Z70]+4*[.Z71]+8*[.Z72]+16*[.Z73]+32*[.Z74]+64*[.Z75]+128*[.Z76];16;2)" office:value-type="string" office:string-value="7F" calcext:value-type="string">
            <text:p>7F</text:p>
          </table:table-cell>
          <table:table-cell table:style-name="ce2" table:formula="of:=BASE([.AA69]+2*[.AA70]+4*[.AA71]+8*[.AA72]+16*[.AA73]+32*[.AA74]+64*[.AA75]+128*[.AA76];16;2)" office:value-type="string" office:string-value="00" calcext:value-type="string">
            <text:p>00</text:p>
          </table:table-cell>
          <table:table-cell table:style-name="ce2" table:formula="of:=BASE([.AB69]+2*[.AB70]+4*[.AB71]+8*[.AB72]+16*[.AB73]+32*[.AB74]+64*[.AB75]+128*[.AB76];16;2)" office:value-type="string" office:string-value="07" calcext:value-type="string">
            <text:p>07</text:p>
          </table:table-cell>
          <table:table-cell table:number-columns-repeated="996"/>
        </table:table-row>
        <table:table-row table:style-name="ro1">
          <table:table-cell/>
          <table:table-cell table:style-name="ce3" table:formula="of:=6*[.B$13]" office:value-type="float" office:value="6000" calcext:value-type="float">
            <text:p>6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6*[.I$13]"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6*[.P$13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6*[.W$13]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80]+2*[.C81]+4*[.C82]+8*[.C83]+16*[.C84]+32*[.C85]+64*[.C86]+128*[.C87];16;2)" office:value-type="string" office:string-value="70" calcext:value-type="string">
            <text:p>70</text:p>
          </table:table-cell>
          <table:table-cell table:style-name="ce2" table:formula="of:=BASE([.D80]+2*[.D81]+4*[.D82]+8*[.D83]+16*[.D84]+32*[.D85]+64*[.D86]+128*[.D87];16;2)" office:value-type="string" office:string-value="40" calcext:value-type="string">
            <text:p>40</text:p>
          </table:table-cell>
          <table:table-cell table:style-name="ce2" table:formula="of:=BASE([.E80]+2*[.E81]+4*[.E82]+8*[.E83]+16*[.E84]+32*[.E85]+64*[.E86]+128*[.E87];16;2)" office:value-type="string" office:string-value="7F" calcext:value-type="string">
            <text:p>7F</text:p>
          </table:table-cell>
          <table:table-cell table:style-name="ce2" table:formula="of:=BASE([.F80]+2*[.F81]+4*[.F82]+8*[.F83]+16*[.F84]+32*[.F85]+64*[.F86]+128*[.F87];16;2)" office:value-type="string" office:string-value="00" calcext:value-type="string">
            <text:p>00</text:p>
          </table:table-cell>
          <table:table-cell table:style-name="ce2" table:formula="of:=BASE([.G80]+2*[.G81]+4*[.G82]+8*[.G83]+16*[.G84]+32*[.G85]+64*[.G86]+128*[.G87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80]+2*[.J81]+4*[.J82]+8*[.J83]+16*[.J84]+32*[.J85]+64*[.J86]+128*[.J87];16;2)" office:value-type="string" office:string-value="00" calcext:value-type="string">
            <text:p>00</text:p>
          </table:table-cell>
          <table:table-cell table:style-name="ce2" table:formula="of:=BASE([.K80]+2*[.K81]+4*[.K82]+8*[.K83]+16*[.K84]+32*[.K85]+64*[.K86]+128*[.K87];16;2)" office:value-type="string" office:string-value="00" calcext:value-type="string">
            <text:p>00</text:p>
          </table:table-cell>
          <table:table-cell table:style-name="ce2" table:formula="of:=BASE([.L80]+2*[.L81]+4*[.L82]+8*[.L83]+16*[.L84]+32*[.L85]+64*[.L86]+128*[.L87];16;2)" office:value-type="string" office:string-value="7F" calcext:value-type="string">
            <text:p>7F</text:p>
          </table:table-cell>
          <table:table-cell table:style-name="ce2" table:formula="of:=BASE([.M80]+2*[.M81]+4*[.M82]+8*[.M83]+16*[.M84]+32*[.M85]+64*[.M86]+128*[.M87];16;2)" office:value-type="string" office:string-value="40" calcext:value-type="string">
            <text:p>40</text:p>
          </table:table-cell>
          <table:table-cell table:style-name="ce2" table:formula="of:=BASE([.N80]+2*[.N81]+4*[.N82]+8*[.N83]+16*[.N84]+32*[.N85]+64*[.N86]+128*[.N87];16;2)" office:value-type="string" office:string-value="70" calcext:value-type="string">
            <text:p>70</text:p>
          </table:table-cell>
          <table:table-cell table:style-name="ce1"/>
          <table:table-cell table:style-name="ce2"/>
          <table:table-cell table:style-name="ce2" table:formula="of:=BASE([.Q80]+2*[.Q81]+4*[.Q82]+8*[.Q83]+16*[.Q84]+32*[.Q85]+64*[.Q86]+128*[.Q87];16;2)" office:value-type="string" office:string-value="07" calcext:value-type="string">
            <text:p>07</text:p>
          </table:table-cell>
          <table:table-cell table:style-name="ce2" table:formula="of:=BASE([.R80]+2*[.R81]+4*[.R82]+8*[.R83]+16*[.R84]+32*[.R85]+64*[.R86]+128*[.R87];16;2)" office:value-type="string" office:string-value="01" calcext:value-type="string">
            <text:p>01</text:p>
          </table:table-cell>
          <table:table-cell table:style-name="ce2" table:formula="of:=BASE([.S80]+2*[.S81]+4*[.S82]+8*[.S83]+16*[.S84]+32*[.S85]+64*[.S86]+128*[.S87];16;2)" office:value-type="string" office:string-value="7F" calcext:value-type="string">
            <text:p>7F</text:p>
          </table:table-cell>
          <table:table-cell table:style-name="ce2" table:formula="of:=BASE([.T80]+2*[.T81]+4*[.T82]+8*[.T83]+16*[.T84]+32*[.T85]+64*[.T86]+128*[.T87];16;2)" office:value-type="string" office:string-value="00" calcext:value-type="string">
            <text:p>00</text:p>
          </table:table-cell>
          <table:table-cell table:style-name="ce2" table:formula="of:=BASE([.U80]+2*[.U81]+4*[.U82]+8*[.U83]+16*[.U84]+32*[.U85]+64*[.U86]+128*[.U87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80]+2*[.X81]+4*[.X82]+8*[.X83]+16*[.X84]+32*[.X85]+64*[.X86]+128*[.X87];16;2)" office:value-type="string" office:string-value="00" calcext:value-type="string">
            <text:p>00</text:p>
          </table:table-cell>
          <table:table-cell table:style-name="ce2" table:formula="of:=BASE([.Y80]+2*[.Y81]+4*[.Y82]+8*[.Y83]+16*[.Y84]+32*[.Y85]+64*[.Y86]+128*[.Y87];16;2)" office:value-type="string" office:string-value="00" calcext:value-type="string">
            <text:p>00</text:p>
          </table:table-cell>
          <table:table-cell table:style-name="ce2" table:formula="of:=BASE([.Z80]+2*[.Z81]+4*[.Z82]+8*[.Z83]+16*[.Z84]+32*[.Z85]+64*[.Z86]+128*[.Z87];16;2)" office:value-type="string" office:string-value="7F" calcext:value-type="string">
            <text:p>7F</text:p>
          </table:table-cell>
          <table:table-cell table:style-name="ce2" table:formula="of:=BASE([.AA80]+2*[.AA81]+4*[.AA82]+8*[.AA83]+16*[.AA84]+32*[.AA85]+64*[.AA86]+128*[.AA87];16;2)" office:value-type="string" office:string-value="01" calcext:value-type="string">
            <text:p>01</text:p>
          </table:table-cell>
          <table:table-cell table:style-name="ce2" table:formula="of:=BASE([.AB80]+2*[.AB81]+4*[.AB82]+8*[.AB83]+16*[.AB84]+32*[.AB85]+64*[.AB86]+128*[.AB87];16;2)" office:value-type="string" office:string-value="07" calcext:value-type="string">
            <text:p>07</text:p>
          </table:table-cell>
          <table:table-cell table:number-columns-repeated="996"/>
        </table:table-row>
        <table:table-row table:style-name="ro1">
          <table:table-cell/>
          <table:table-cell table:style-name="ce3" table:formula="of:=7*[.B$13]"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7*[.I$13]"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7*[.P$13]"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7*[.W$13]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91]+2*[.C92]+4*[.C93]+8*[.C94]+16*[.C95]+32*[.C96]+64*[.C97]+128*[.C98];16;2)" office:value-type="string" office:string-value="70" calcext:value-type="string">
            <text:p>70</text:p>
          </table:table-cell>
          <table:table-cell table:style-name="ce2" table:formula="of:=BASE([.D91]+2*[.D92]+4*[.D93]+8*[.D94]+16*[.D95]+32*[.D96]+64*[.D97]+128*[.D98];16;2)" office:value-type="string" office:string-value="10" calcext:value-type="string">
            <text:p>10</text:p>
          </table:table-cell>
          <table:table-cell table:style-name="ce2" table:formula="of:=BASE([.E91]+2*[.E92]+4*[.E93]+8*[.E94]+16*[.E95]+32*[.E96]+64*[.E97]+128*[.E98];16;2)" office:value-type="string" office:string-value="7F" calcext:value-type="string">
            <text:p>7F</text:p>
          </table:table-cell>
          <table:table-cell table:style-name="ce2" table:formula="of:=BASE([.F91]+2*[.F92]+4*[.F93]+8*[.F94]+16*[.F95]+32*[.F96]+64*[.F97]+128*[.F98];16;2)" office:value-type="string" office:string-value="00" calcext:value-type="string">
            <text:p>00</text:p>
          </table:table-cell>
          <table:table-cell table:style-name="ce2" table:formula="of:=BASE([.G91]+2*[.G92]+4*[.G93]+8*[.G94]+16*[.G95]+32*[.G96]+64*[.G97]+128*[.G98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91]+2*[.J92]+4*[.J93]+8*[.J94]+16*[.J95]+32*[.J96]+64*[.J97]+128*[.J98];16;2)" office:value-type="string" office:string-value="00" calcext:value-type="string">
            <text:p>00</text:p>
          </table:table-cell>
          <table:table-cell table:style-name="ce2" table:formula="of:=BASE([.K91]+2*[.K92]+4*[.K93]+8*[.K94]+16*[.K95]+32*[.K96]+64*[.K97]+128*[.K98];16;2)" office:value-type="string" office:string-value="00" calcext:value-type="string">
            <text:p>00</text:p>
          </table:table-cell>
          <table:table-cell table:style-name="ce2" table:formula="of:=BASE([.L91]+2*[.L92]+4*[.L93]+8*[.L94]+16*[.L95]+32*[.L96]+64*[.L97]+128*[.L98];16;2)" office:value-type="string" office:string-value="7F" calcext:value-type="string">
            <text:p>7F</text:p>
          </table:table-cell>
          <table:table-cell table:style-name="ce2" table:formula="of:=BASE([.M91]+2*[.M92]+4*[.M93]+8*[.M94]+16*[.M95]+32*[.M96]+64*[.M97]+128*[.M98];16;2)" office:value-type="string" office:string-value="10" calcext:value-type="string">
            <text:p>10</text:p>
          </table:table-cell>
          <table:table-cell table:style-name="ce2" table:formula="of:=BASE([.N91]+2*[.N92]+4*[.N93]+8*[.N94]+16*[.N95]+32*[.N96]+64*[.N97]+128*[.N98];16;2)" office:value-type="string" office:string-value="70" calcext:value-type="string">
            <text:p>70</text:p>
          </table:table-cell>
          <table:table-cell table:style-name="ce1"/>
          <table:table-cell table:style-name="ce2"/>
          <table:table-cell table:style-name="ce2" table:formula="of:=BASE([.Q91]+2*[.Q92]+4*[.Q93]+8*[.Q94]+16*[.Q95]+32*[.Q96]+64*[.Q97]+128*[.Q98];16;2)" office:value-type="string" office:string-value="07" calcext:value-type="string">
            <text:p>07</text:p>
          </table:table-cell>
          <table:table-cell table:style-name="ce2" table:formula="of:=BASE([.R91]+2*[.R92]+4*[.R93]+8*[.R94]+16*[.R95]+32*[.R96]+64*[.R97]+128*[.R98];16;2)" office:value-type="string" office:string-value="04" calcext:value-type="string">
            <text:p>04</text:p>
          </table:table-cell>
          <table:table-cell table:style-name="ce2" table:formula="of:=BASE([.S91]+2*[.S92]+4*[.S93]+8*[.S94]+16*[.S95]+32*[.S96]+64*[.S97]+128*[.S98];16;2)" office:value-type="string" office:string-value="7F" calcext:value-type="string">
            <text:p>7F</text:p>
          </table:table-cell>
          <table:table-cell table:style-name="ce2" table:formula="of:=BASE([.T91]+2*[.T92]+4*[.T93]+8*[.T94]+16*[.T95]+32*[.T96]+64*[.T97]+128*[.T98];16;2)" office:value-type="string" office:string-value="00" calcext:value-type="string">
            <text:p>00</text:p>
          </table:table-cell>
          <table:table-cell table:style-name="ce2" table:formula="of:=BASE([.U91]+2*[.U92]+4*[.U93]+8*[.U94]+16*[.U95]+32*[.U96]+64*[.U97]+128*[.U98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91]+2*[.X92]+4*[.X93]+8*[.X94]+16*[.X95]+32*[.X96]+64*[.X97]+128*[.X98];16;2)" office:value-type="string" office:string-value="00" calcext:value-type="string">
            <text:p>00</text:p>
          </table:table-cell>
          <table:table-cell table:style-name="ce2" table:formula="of:=BASE([.Y91]+2*[.Y92]+4*[.Y93]+8*[.Y94]+16*[.Y95]+32*[.Y96]+64*[.Y97]+128*[.Y98];16;2)" office:value-type="string" office:string-value="00" calcext:value-type="string">
            <text:p>00</text:p>
          </table:table-cell>
          <table:table-cell table:style-name="ce2" table:formula="of:=BASE([.Z91]+2*[.Z92]+4*[.Z93]+8*[.Z94]+16*[.Z95]+32*[.Z96]+64*[.Z97]+128*[.Z98];16;2)" office:value-type="string" office:string-value="7F" calcext:value-type="string">
            <text:p>7F</text:p>
          </table:table-cell>
          <table:table-cell table:style-name="ce2" table:formula="of:=BASE([.AA91]+2*[.AA92]+4*[.AA93]+8*[.AA94]+16*[.AA95]+32*[.AA96]+64*[.AA97]+128*[.AA98];16;2)" office:value-type="string" office:string-value="04" calcext:value-type="string">
            <text:p>04</text:p>
          </table:table-cell>
          <table:table-cell table:style-name="ce2" table:formula="of:=BASE([.AB91]+2*[.AB92]+4*[.AB93]+8*[.AB94]+16*[.AB95]+32*[.AB96]+64*[.AB97]+128*[.AB98];16;2)" office:value-type="string" office:string-value="07" calcext:value-type="string">
            <text:p>07</text:p>
          </table:table-cell>
          <table:table-cell table:number-columns-repeated="996"/>
        </table:table-row>
        <table:table-row table:style-name="ro1">
          <table:table-cell/>
          <table:table-cell table:style-name="ce3" table:formula="of:=8*[.B$13]"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8*[.I$13]"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8*[.P$13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8*[.W$13]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" table:formula="of:=BASE([.C102]+2*[.C103]+4*[.C104]+8*[.C105]+16*[.C106]+32*[.C107]+64*[.C108]+128*[.C109];16;2)" office:value-type="string" office:string-value="70" calcext:value-type="string">
            <text:p>70</text:p>
          </table:table-cell>
          <table:table-cell table:style-name="ce2" table:formula="of:=BASE([.D102]+2*[.D103]+4*[.D104]+8*[.D105]+16*[.D106]+32*[.D107]+64*[.D108]+128*[.D109];16;2)" office:value-type="string" office:string-value="50" calcext:value-type="string">
            <text:p>50</text:p>
          </table:table-cell>
          <table:table-cell table:style-name="ce2" table:formula="of:=BASE([.E102]+2*[.E103]+4*[.E104]+8*[.E105]+16*[.E106]+32*[.E107]+64*[.E108]+128*[.E109];16;2)" office:value-type="string" office:string-value="7F" calcext:value-type="string">
            <text:p>7F</text:p>
          </table:table-cell>
          <table:table-cell table:style-name="ce2" table:formula="of:=BASE([.F102]+2*[.F103]+4*[.F104]+8*[.F105]+16*[.F106]+32*[.F107]+64*[.F108]+128*[.F109];16;2)" office:value-type="string" office:string-value="00" calcext:value-type="string">
            <text:p>00</text:p>
          </table:table-cell>
          <table:table-cell table:style-name="ce2" table:formula="of:=BASE([.G102]+2*[.G103]+4*[.G104]+8*[.G105]+16*[.G106]+32*[.G107]+64*[.G108]+128*[.G109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J102]+2*[.J103]+4*[.J104]+8*[.J105]+16*[.J106]+32*[.J107]+64*[.J108]+128*[.J109];16;2)" office:value-type="string" office:string-value="00" calcext:value-type="string">
            <text:p>00</text:p>
          </table:table-cell>
          <table:table-cell table:style-name="ce2" table:formula="of:=BASE([.K102]+2*[.K103]+4*[.K104]+8*[.K105]+16*[.K106]+32*[.K107]+64*[.K108]+128*[.K109];16;2)" office:value-type="string" office:string-value="00" calcext:value-type="string">
            <text:p>00</text:p>
          </table:table-cell>
          <table:table-cell table:style-name="ce2" table:formula="of:=BASE([.L102]+2*[.L103]+4*[.L104]+8*[.L105]+16*[.L106]+32*[.L107]+64*[.L108]+128*[.L109];16;2)" office:value-type="string" office:string-value="7F" calcext:value-type="string">
            <text:p>7F</text:p>
          </table:table-cell>
          <table:table-cell table:style-name="ce2" table:formula="of:=BASE([.M102]+2*[.M103]+4*[.M104]+8*[.M105]+16*[.M106]+32*[.M107]+64*[.M108]+128*[.M109];16;2)" office:value-type="string" office:string-value="50" calcext:value-type="string">
            <text:p>50</text:p>
          </table:table-cell>
          <table:table-cell table:style-name="ce2" table:formula="of:=BASE([.N102]+2*[.N103]+4*[.N104]+8*[.N105]+16*[.N106]+32*[.N107]+64*[.N108]+128*[.N109];16;2)" office:value-type="string" office:string-value="70" calcext:value-type="string">
            <text:p>70</text:p>
          </table:table-cell>
          <table:table-cell table:style-name="ce1"/>
          <table:table-cell table:style-name="ce2"/>
          <table:table-cell table:style-name="ce2" table:formula="of:=BASE([.Q102]+2*[.Q103]+4*[.Q104]+8*[.Q105]+16*[.Q106]+32*[.Q107]+64*[.Q108]+128*[.Q109];16;2)" office:value-type="string" office:string-value="07" calcext:value-type="string">
            <text:p>07</text:p>
          </table:table-cell>
          <table:table-cell table:style-name="ce2" table:formula="of:=BASE([.R102]+2*[.R103]+4*[.R104]+8*[.R105]+16*[.R106]+32*[.R107]+64*[.R108]+128*[.R109];16;2)" office:value-type="string" office:string-value="05" calcext:value-type="string">
            <text:p>05</text:p>
          </table:table-cell>
          <table:table-cell table:style-name="ce2" table:formula="of:=BASE([.S102]+2*[.S103]+4*[.S104]+8*[.S105]+16*[.S106]+32*[.S107]+64*[.S108]+128*[.S109];16;2)" office:value-type="string" office:string-value="7F" calcext:value-type="string">
            <text:p>7F</text:p>
          </table:table-cell>
          <table:table-cell table:style-name="ce2" table:formula="of:=BASE([.T102]+2*[.T103]+4*[.T104]+8*[.T105]+16*[.T106]+32*[.T107]+64*[.T108]+128*[.T109];16;2)" office:value-type="string" office:string-value="00" calcext:value-type="string">
            <text:p>00</text:p>
          </table:table-cell>
          <table:table-cell table:style-name="ce2" table:formula="of:=BASE([.U102]+2*[.U103]+4*[.U104]+8*[.U105]+16*[.U106]+32*[.U107]+64*[.U108]+128*[.U109];16;2)" office:value-type="string" office:string-value="00" calcext:value-type="string">
            <text:p>00</text:p>
          </table:table-cell>
          <table:table-cell table:style-name="ce1"/>
          <table:table-cell table:style-name="ce2"/>
          <table:table-cell table:style-name="ce2" table:formula="of:=BASE([.X102]+2*[.X103]+4*[.X104]+8*[.X105]+16*[.X106]+32*[.X107]+64*[.X108]+128*[.X109];16;2)" office:value-type="string" office:string-value="00" calcext:value-type="string">
            <text:p>00</text:p>
          </table:table-cell>
          <table:table-cell table:style-name="ce2" table:formula="of:=BASE([.Y102]+2*[.Y103]+4*[.Y104]+8*[.Y105]+16*[.Y106]+32*[.Y107]+64*[.Y108]+128*[.Y109];16;2)" office:value-type="string" office:string-value="00" calcext:value-type="string">
            <text:p>00</text:p>
          </table:table-cell>
          <table:table-cell table:style-name="ce2" table:formula="of:=BASE([.Z102]+2*[.Z103]+4*[.Z104]+8*[.Z105]+16*[.Z106]+32*[.Z107]+64*[.Z108]+128*[.Z109];16;2)" office:value-type="string" office:string-value="7F" calcext:value-type="string">
            <text:p>7F</text:p>
          </table:table-cell>
          <table:table-cell table:style-name="ce2" table:formula="of:=BASE([.AA102]+2*[.AA103]+4*[.AA104]+8*[.AA105]+16*[.AA106]+32*[.AA107]+64*[.AA108]+128*[.AA109];16;2)" office:value-type="string" office:string-value="05" calcext:value-type="string">
            <text:p>05</text:p>
          </table:table-cell>
          <table:table-cell table:style-name="ce2" table:formula="of:=BASE([.AB102]+2*[.AB103]+4*[.AB104]+8*[.AB105]+16*[.AB106]+32*[.AB107]+64*[.AB108]+128*[.AB109];16;2)" office:value-type="string" office:string-value="07" calcext:value-type="string">
            <text:p>07</text:p>
          </table:table-cell>
          <table:table-cell table:number-columns-repeated="996"/>
        </table:table-row>
        <table:table-row table:style-name="ro1">
          <table:table-cell/>
          <table:table-cell table:style-name="ce3" table:formula="of:=9*[.B$13]"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9*[.I$13]"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9*[.P$13]"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style-name="ce3" table:formula="of:=9*[.W$13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/>
          <table:table-cell office:value-type="float" office:value="3" calcext:value-type="float">
            <text:p>3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number-columns-repeated="99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/>
          <table:table-cell office:value-type="float" office:value="7" calcext:value-type="float">
            <text:p>7</text:p>
          </table:table-cell>
          <table:table-cell table:style-name="ce6" table:number-columns-repeated="5"/>
          <table:table-cell table:number-columns-repeated="99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3"/>
          <table:table-cell table:style-name="ce2" table:formula="of:=BASE([.X115]+2*[.X116]+4*[.X117]+8*[.X118]+16*[.X119]+32*[.X120]+64*[.X121]+128*[.X122];16;2)" office:value-type="string" office:string-value="20" calcext:value-type="string">
            <text:p>20</text:p>
          </table:table-cell>
          <table:table-cell table:style-name="ce2" table:formula="of:=BASE([.Y115]+2*[.Y116]+4*[.Y117]+8*[.Y118]+16*[.Y119]+32*[.Y120]+64*[.Y121]+128*[.Y122];16;2)" office:value-type="string" office:string-value="12" calcext:value-type="string">
            <text:p>12</text:p>
          </table:table-cell>
          <table:table-cell table:style-name="ce2" table:formula="of:=BASE([.Z115]+2*[.Z116]+4*[.Z117]+8*[.Z118]+16*[.Z119]+32*[.Z120]+64*[.Z121]+128*[.Z122];16;2)" office:value-type="string" office:string-value="10" calcext:value-type="string">
            <text:p>10</text:p>
          </table:table-cell>
          <table:table-cell table:style-name="ce2" table:formula="of:=BASE([.AA115]+2*[.AA116]+4*[.AA117]+8*[.AA118]+16*[.AA119]+32*[.AA120]+64*[.AA121]+128*[.AA122];16;2)" office:value-type="string" office:string-value="12" calcext:value-type="string">
            <text:p>12</text:p>
          </table:table-cell>
          <table:table-cell table:style-name="ce2" table:formula="of:=BASE([.AB115]+2*[.AB116]+4*[.AB117]+8*[.AB118]+16*[.AB119]+32*[.AB120]+64*[.AB121]+128*[.AB122];16;2)" office:value-type="string" office:string-value="20" calcext:value-type="string">
            <text:p>20</text:p>
          </table:table-cell>
          <table:table-cell table:number-columns-repeated="996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ce5" table:number-columns-repeated="5"/>
          <table:table-cell table:number-columns-repeated="996"/>
        </table:table-row>
        <table:table-row table:style-name="ro1">
          <table:table-cell table:number-columns-repeated="24"/>
          <table:table-cell table:number-columns-repeated="3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ce6" table:number-columns-repeated="5"/>
          <table:table-cell table:number-columns-repeated="996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ilha2" table:style-name="ta1">
        <table:table-column table:style-name="co5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crystal</text:p>
          </table:table-cell>
          <table:table-cell office:value-type="float" office:value="16000000" calcext:value-type="float">
            <text:p>1600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caler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sr </text:p>
          </table:table-cell>
          <table:table-cell table:formula="of:=256*[.C4]/[.C3]" office:value-type="float" office:value="0.000128" calcext:value-type="float">
            <text:p>0,000128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blink on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blink off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Blink Count</text:p>
          </table:table-cell>
          <table:table-cell table:formula="of:=([.C6]+[.C7])/[.C5]" office:value-type="float" office:value="3125" calcext:value-type="float">
            <text:p>3125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/>
          <table:table-cell office:value-type="string" calcext:value-type="string">
            <text:p>Blink Thresh</text:p>
          </table:table-cell>
          <table:table-cell table:formula="of:=[.C6]/[.C5]" office:value-type="float" office:value="2343.75" calcext:value-type="float">
            <text:p>2343,75</text:p>
          </table:table-cell>
          <table:table-cell office:value-type="string" calcext:value-type="string">
            <text:p>count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Tick</text:p>
          </table:table-cell>
          <table:table-cell table:formula="of:=32*[.C5]" office:value-type="float" office:value="0.004096" calcext:value-type="float">
            <text:p>0,00409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3 seconcs</text:p>
          </table:table-cell>
          <table:table-cell table:formula="of:=3/[.C11]" office:value-type="float" office:value="732.421875" calcext:value-type="float">
            <text:p>732,421875</text:p>
          </table:table-cell>
          <table:table-cell office:value-type="string" calcext:value-type="string">
            <text:p>coun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 style:data-style-name="N2" text:time-value="11:52:14.69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1T21:02:14.177000000</meta:creation-date>
    <dc:date>2021-03-07T03:33:27.114000000</dc:date>
    <meta:editing-duration>PT12H12M41S</meta:editing-duration>
    <meta:editing-cycles>7</meta:editing-cycles>
    <meta:generator>LibreOffice/6.2.8.2$Windows_X86_64 LibreOffice_project/f82ddfca21ebc1e222a662a32b25c0c9d20169ee</meta:generator>
    <meta:document-statistic meta:table-count="2" meta:cell-count="1202" meta:object-count="0"/>
  </office:meta>
</office:document-meta>
</file>